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gatingMethod.isVar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Method.getParameter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Method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Method.getException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Method.getJava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Method.get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Method.equals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legatingMethod.DelegatingMethod(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egatingMethod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Method.isAbstr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